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/>
    </style:style>
    <style:style style:name="P3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2.54cm" svg:x="3.175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5.08cm" svg:x="3.175cm" svg:y="17.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2.54cm" svg:x="3.175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255cm" svg:height="2.54cm" svg:x="5.48cm" svg:y="2.5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6cm" svg:y1="21.513cm" svg:x2="12.506cm" svg:y2="20.243cm">
          <text:p/>
        </draw:line>
        <draw:line draw:style-name="gr2" draw:text-style-name="P1" draw:layer="layout" svg:x1="6.155cm" svg:y1="20.243cm" svg:x2="8.06cm" svg:y2="21.513cm">
          <text:p/>
        </draw:line>
        <draw:line draw:style-name="gr2" draw:text-style-name="P1" draw:layer="layout" svg:x1="6.155cm" svg:y1="20.243cm" svg:x2="8.06cm" svg:y2="18.973cm">
          <text:p/>
        </draw:line>
        <draw:line draw:style-name="gr2" draw:text-style-name="P1" draw:layer="layout" svg:x1="10.6cm" svg:y1="18.973cm" svg:x2="12.505cm" svg:y2="20.243cm">
          <text:p/>
        </draw:line>
        <draw:custom-shape draw:style-name="gr3" draw:text-style-name="P2" draw:layer="layout" svg:width="2.54cm" svg:height="1.27cm" svg:x="3.615cm" svg:y="19.608cm">
          <text:p text:style-name="P1"><text:span text:style-name="T1">Step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1.27cm" svg:x="12.505cm" svg:y="19.608cm">
          <text:p text:style-name="P1"><text:span text:style-name="T1">Step-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598cm" svg:height="0.954cm" svg:x="11.3cm" svg:y="18.554cm">
          <draw:text-box>
            <text:p><text:span text:style-name="T1">next</text:span></text:p>
          </draw:text-box>
        </draw:frame>
        <draw:custom-shape draw:style-name="gr3" draw:text-style-name="P2" draw:layer="layout" svg:width="2.54cm" svg:height="1.27cm" svg:x="8.06cm" svg:y="18.338cm">
          <text:p text:style-name="P1"><text:span text:style-name="T1">Step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598cm" svg:height="0.954cm" svg:x="5.655cm" svg:y="18.554cm">
          <draw:text-box>
            <text:p><text:span text:style-name="T1">next</text:span></text:p>
          </draw:text-box>
        </draw:frame>
        <draw:line draw:style-name="gr2" draw:text-style-name="P1" draw:layer="layout" svg:x1="6.35cm" svg:y1="13.97cm" svg:x2="8.256cm" svg:y2="13.97cm">
          <text:p/>
        </draw:line>
        <draw:line draw:style-name="gr2" draw:text-style-name="P1" draw:layer="layout" svg:x1="10.795cm" svg:y1="13.97cm" svg:x2="12.7cm" svg:y2="13.97cm">
          <text:p/>
        </draw:line>
        <draw:custom-shape draw:style-name="gr3" draw:text-style-name="P2" draw:layer="layout" svg:width="2.54cm" svg:height="1.27cm" svg:x="3.81cm" svg:y="13.335cm">
          <text:p text:style-name="P1"><text:span text:style-name="T1">Step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1.27cm" svg:x="12.7cm" svg:y="13.335cm">
          <text:p text:style-name="P1"><text:span text:style-name="T1">Step-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598cm" svg:height="0.954cm" svg:x="10.795cm" svg:y="13.017cm">
          <draw:text-box>
            <text:p><text:span text:style-name="T1">next</text:span></text:p>
          </draw:text-box>
        </draw:frame>
        <draw:custom-shape draw:style-name="gr3" draw:text-style-name="P2" draw:layer="layout" svg:width="2.54cm" svg:height="1.27cm" svg:x="8.256cm" svg:y="13.335cm">
          <text:p text:style-name="P1"><text:span text:style-name="T1">Step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598cm" svg:height="0.954cm" svg:x="6.351cm" svg:y="13.017cm">
          <draw:text-box>
            <text:p><text:span text:style-name="T1">next</text:span></text:p>
          </draw:text-box>
        </draw:frame>
        <draw:custom-shape draw:style-name="gr3" draw:text-style-name="P2" draw:layer="layout" svg:width="2.54cm" svg:height="1.27cm" svg:x="8.06cm" svg:y="20.878cm">
          <text:p text:style-name="P1"><text:span text:style-name="T1">Step-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598cm" svg:height="0.954cm" svg:x="11.307cm" svg:y="20.759cm">
          <draw:text-box>
            <text:p><text:span text:style-name="T1">next</text:span></text:p>
          </draw:text-box>
        </draw:frame>
        <draw:frame draw:style-name="gr4" draw:text-style-name="P3" draw:layer="layout" svg:width="1.598cm" svg:height="0.954cm" svg:x="5.655cm" svg:y="20.954cm">
          <draw:text-box>
            <text:p><text:span text:style-name="T1">next</text:span></text:p>
          </draw:text-box>
        </draw:frame>
        <draw:line draw:style-name="gr2" draw:text-style-name="P1" draw:layer="layout" svg:x1="8.654cm" svg:y1="3.81cm" svg:x2="10.56cm" svg:y2="3.81cm">
          <text:p/>
        </draw:line>
        <draw:custom-shape draw:style-name="gr3" draw:text-style-name="P2" draw:layer="layout" svg:width="2.54cm" svg:height="1.27cm" svg:x="6.114cm" svg:y="3.175cm">
          <text:p text:style-name="P1"><text:span text:style-name="T1">Step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1.27cm" svg:x="10.56cm" svg:y="3.175cm">
          <text:p text:style-name="P1"><text:span text:style-name="T1">Step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598cm" svg:height="0.954cm" svg:x="8.655cm" svg:y="2.857cm">
          <draw:text-box>
            <text:p><text:span text:style-name="T1">next</text:span></text:p>
          </draw:text-box>
        </draw:frame>
        <draw:line draw:style-name="gr5" draw:text-style-name="P1" draw:layer="layout" svg:x1="9.525cm" svg:y1="10.16cm" svg:x2="9.525cm" svg:y2="12.7cm">
          <text:p/>
        </draw:line>
        <draw:line draw:style-name="gr5" draw:text-style-name="P1" draw:layer="layout" svg:x1="9.525cm" svg:y1="15.24cm" svg:x2="9.525cm" svg:y2="17.78cm">
          <text:p/>
        </draw:line>
        <draw:frame draw:style-name="gr4" draw:text-style-name="P3" draw:layer="layout" svg:width="7.927cm" svg:height="0.954cm" svg:x="9.56cm" svg:y="10.83cm">
          <draw:text-box>
            <text:p><text:span text:style-name="T1">(2) <text:s/>[add-after Step-2 Step-3]</text:span></text:p>
          </draw:text-box>
        </draw:frame>
        <draw:frame draw:style-name="gr4" draw:text-style-name="P3" draw:layer="layout" svg:width="8.672cm" svg:height="0.954cm" svg:x="9.56cm" svg:y="15.91cm">
          <draw:text-box>
            <text:p><text:span text:style-name="T1">(3) <text:s/>[add-parallel Step-2 Step-4]</text:span></text:p>
          </draw:text-box>
        </draw:frame>
        <draw:frame draw:style-name="gr4" draw:text-style-name="P3" draw:layer="layout" svg:width="2.161cm" svg:height="0.954cm" svg:x="2.94cm" svg:y="0.951cm">
          <draw:text-box>
            <text:p><text:span text:style-name="T1">Plan-1</text:span></text:p>
          </draw:text-box>
        </draw:frame>
        <draw:line draw:style-name="gr6" draw:text-style-name="P1" draw:layer="layout" svg:x1="6.115cm" svg:y1="3.175cm" svg:x2="4.845cm" svg:y2="1.905cm">
          <text:p/>
        </draw:line>
        <draw:frame draw:style-name="gr4" draw:text-style-name="P3" draw:layer="layout" svg:width="2.161cm" svg:height="0.954cm" svg:x="0.379cm" svg:y="12.816cm">
          <draw:text-box>
            <text:p><text:span text:style-name="T1">Plan-2</text:span></text:p>
          </draw:text-box>
        </draw:frame>
        <draw:line draw:style-name="gr6" draw:text-style-name="P1" draw:layer="layout" svg:x1="3.81cm" svg:y1="13.335cm" svg:x2="2.54cm" svg:y2="13.335cm">
          <text:p/>
        </draw:line>
        <draw:line draw:style-name="gr6" draw:text-style-name="P1" draw:layer="layout" svg:x1="3.81cm" svg:y1="18.415cm" svg:x2="2.54cm" svg:y2="13.335cm">
          <text:p/>
        </draw:line>
        <draw:custom-shape draw:style-name="gr1" draw:text-style-name="P1" draw:layer="layout" svg:width="8.255cm" svg:height="2.54cm" svg:x="5.48cm" svg:y="7.6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654cm" svg:y1="8.89cm" svg:x2="10.56cm" svg:y2="8.89cm">
          <text:p/>
        </draw:line>
        <draw:custom-shape draw:style-name="gr3" draw:text-style-name="P2" draw:layer="layout" svg:width="2.54cm" svg:height="1.27cm" svg:x="6.114cm" svg:y="8.255cm">
          <text:p text:style-name="P1"><text:span text:style-name="T1">Step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1.27cm" svg:x="10.56cm" svg:y="8.255cm">
          <text:p text:style-name="P1"><text:span text:style-name="T1">Step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598cm" svg:height="0.954cm" svg:x="8.655cm" svg:y="7.937cm">
          <draw:text-box>
            <text:p><text:span text:style-name="T1">next</text:span></text:p>
          </draw:text-box>
        </draw:frame>
        <draw:line draw:style-name="gr6" draw:text-style-name="P1" draw:layer="layout" svg:x1="6.115cm" svg:y1="8.255cm" svg:x2="2.54cm" svg:y2="13.335cm">
          <text:p/>
        </draw:line>
        <draw:line draw:style-name="gr5" draw:text-style-name="P1" draw:layer="layout" svg:x1="9.525cm" svg:y1="5.08cm" svg:x2="9.525cm" svg:y2="7.62cm">
          <text:p/>
        </draw:line>
        <draw:frame draw:style-name="gr4" draw:text-style-name="P3" draw:layer="layout" svg:width="3.224cm" svg:height="0.954cm" svg:x="9.56cm" svg:y="5.75cm">
          <draw:text-box>
            <text:p><text:span text:style-name="T1">(1) <text:s/>[copy]</text:span></text:p>
          </draw:text-box>
        </draw:frame>
        <draw:line draw:style-name="gr2" draw:text-style-name="P1" draw:layer="layout" svg:x1="1.27cm" svg:y1="2.54cm" svg:x2="1.27cm" svg:y2="5.08cm">
          <text:p/>
        </draw:line>
        <draw:frame draw:style-name="gr7" draw:text-style-name="P3" draw:layer="layout" svg:width="1.827cm" svg:height="0.954cm" svg:x="1.348cm" svg:y="2.54cm">
          <draw:text-box>
            <text:p><text:span text:style-name="T1">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24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7-17T15:43:26</meta:creation-date>
    <dc:date>2011-07-17T16:43:12</dc:date>
    <dc:creator>Bo Morgan</dc:creator>
    <meta:editing-duration>PT00H29M51S</meta:editing-duration>
    <meta:editing-cycles>6</meta:editing-cycles>
    <meta:generator>OpenOffice.org/3.2$Linux OpenOffice.org_project/320m12$Build-9483</meta:generator>
    <meta:document-statistic meta:object-count="46"/>
  </office:meta>
</office:document-meta>
</file>